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style:style style:name="P2" style:family="paragraph">
      <style:paragraph-properties fo:line-height="150.00%" fo:text-align="left" fo:margin-left="0.00pt" fo:text-indent="36.00pt"/>
    </style:style>
  </office:automatic-styles>
  <office:body>
    <office:text>
      <text:p text:style-name="P1"><text:span text:style-name="T1">ReadMe</text:span></text:p>
      <text:p text:style-name="P1"><text:span text:style-name="T2"/></text:p>
      <text:p text:style-name="P1"><text:span text:style-name="T3">The libraries are linked by source so you need both the andEngine and physics extension as projects. Then you need to add them as libraries under Properties&gt;Android.</text:span></text:p>
      <text:p text:style-name="P1"><text:span text:style-name="T4"/></text:p>
      <text:p text:style-name="P1"><text:span text:style-name="T5">Use the Dpad to move, attack and charge. Touch the screen to add clouds to get up places.</text:span></text:p>
      <text:p text:style-name="P1"><text:span text:style-name="T5">Press menu button during game play to access save and load features. Save will save level you are in , life counts and energy counts. </text:span></text:p>
      <text:p text:style-name="P1"><text:span text:style-name="T6"/></text:p>
      <text:p text:style-name="P2"><text:span text:style-name="T7">In this version we implemented a simple AI that patrols until it see the player then moves towards the player. This was done through the DumbAI class. In the next version there will be flying AI and if we can implement it flocking AI.</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